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11163"/>
    </style:style>
    <style:style style:name="P2" style:family="paragraph" style:parent-style-name="Standard">
      <style:text-properties style:use-window-font-color="true" style:font-name="Liberation Mono" fo:font-size="10pt" fo:letter-spacing="0.004cm" fo:language="en" fo:country="US" officeooo:rsid="000677ad" officeooo:paragraph-rsid="00111163" style:letter-kerning="true"/>
    </style:style>
    <style:style style:name="P3" style:family="paragraph" style:parent-style-name="Text_20_body">
      <style:paragraph-properties fo:text-align="start" style:justify-single-word="false"/>
      <style:text-properties officeooo:rsid="00017fa2" officeooo:paragraph-rsid="00111163"/>
    </style:style>
    <style:style style:name="P4" style:family="paragraph" style:parent-style-name="Standard">
      <style:text-properties officeooo:paragraph-rsid="00130287"/>
    </style:style>
    <style:style style:name="P5" style:family="paragraph" style:parent-style-name="Standard">
      <style:text-properties style:use-window-font-color="true" style:font-name="Liberation Mono" fo:font-size="10pt" fo:letter-spacing="0.004cm" fo:language="en" fo:country="US" officeooo:rsid="000677ad" officeooo:paragraph-rsid="00130287" style:letter-kerning="true"/>
    </style:style>
    <style:style style:name="P6" style:family="paragraph" style:parent-style-name="Text_20_body">
      <style:paragraph-properties fo:text-align="start" style:justify-single-word="false"/>
      <style:text-properties officeooo:rsid="00017fa2" officeooo:paragraph-rsid="00130287"/>
    </style:style>
    <style:style style:name="P7" style:family="paragraph" style:parent-style-name="Text_20_body">
      <style:paragraph-properties fo:text-align="start" style:justify-single-word="false"/>
      <style:text-properties officeooo:rsid="00031933" officeooo:paragraph-rsid="00130287"/>
    </style:style>
    <style:style style:name="T1" style:family="text">
      <style:text-properties officeooo:rsid="00111163"/>
    </style:style>
    <style:style style:name="T2" style:family="text">
      <style:text-properties style:use-window-font-color="true" style:font-name="Liberation Mono" fo:font-size="10pt" fo:letter-spacing="0.004cm" fo:language="en" fo:country="US" officeooo:rsid="000677ad" style:letter-kerning="true"/>
    </style:style>
    <style:style style:name="T3" style:family="text">
      <style:text-properties officeooo:rsid="000677ad"/>
    </style:style>
    <style:style style:name="T4" style:family="text">
      <style:text-properties officeooo:rsid="00130287"/>
    </style:style>
    <style:style style:name="fr1" style:family="graphic" style:parent-style-name="Frame">
      <style:graphic-properties style:wrap="none" style:vertical-pos="from-top" style:vertical-rel="page" style:horizontal-pos="from-left" style:horizontal-rel="page-content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2" text:anchor-type="page" text:anchor-page-number="1" svg:x="0cm" svg:y="5.489cm" svg:width="7.488cm" draw:z-index="0">
        <draw:text-box fo:min-height="3.494cm">
          <text:p text:style-name="Frame_20_contents"><text:database-display text:table-name="DotazVypoved" text:table-type="query" text:column-name="last_name" text:database-name="Nová databáze">&lt;last_name&gt;</text:database-display><text:span text:style-name="T4"><text:s/></text:span><text:span text:style-name="T4"><text:database-display text:table-name="DotazVypoved" text:table-type="query" text:column-name="first_name" text:database-name="Nová databáze">&lt;first_name&gt;</text:database-display></text:span><text:span text:style-name="T4"><text:hidden-paragraph text:condition="ooow:![Nová databáze.DotazVypoved.last_name] AND ![Nová databáze.DotazVypoved.first_name]"/></text:span></text:p>
          <text:p text:style-name="Frame_20_contents"><text:database-display text:table-name="DotazVypoved" text:table-type="query" text:column-name="dept_name" text:database-name="Nová databáze">&lt;dept_name&gt;</text:database-display><text:hidden-paragraph text:condition="ooow:![Nová databáze.DotazVypoved.dept_name]"/></text:p>
          <text:p text:style-name="P5">Null sro.</text:p>
          <text:p text:style-name="P5">Vělká 19</text:p>
          <text:p text:style-name="P4"><text:span text:style-name="T2">Liberec</text:span>, <text:span text:style-name="T2">Česko</text:span> <text:span text:style-name="T3">46000</text:span></text:p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hidden-paragraph text:condition="ooow:([Nová databáze.DotazVypoved.gender] != &quot;F&quot; OR NOT [Nová databáze.DotazVypoved.last_name]) OR (![Nová databáze.DotazVypoved.last_name])"/><text:span text:style-name="T4">Vážená paní </text:span><text:span text:style-name="T4"><text:database-display text:table-name="DotazVypoved" text:table-type="query" text:column-name="last_name" text:database-name="Nová databáze">&lt;last_name&gt;</text:database-display></text:span><text:span text:style-name="T4">,</text:span></text:p>
      <text:p text:style-name="P4"><text:hidden-paragraph text:condition="ooow:[Nová databáze.DotazVypoved.gender] == &quot;F&quot; OR NOT [Nová databáze.DotazVypoved.last_name]"/><text:span text:style-name="T4">Vážený pane </text:span><text:span text:style-name="T4"><text:database-display text:table-name="DotazVypoved" text:table-type="query" text:column-name="last_name" text:database-name="Nová databáze">&lt;last_name&gt;</text:database-display></text:span><text:span text:style-name="T4">,</text:span></text:p>
      <text:p text:style-name="P4"><text:hidden-paragraph text:condition="ooow:[Nová databáze.DotazVypoved.last_name]"/><text:span text:style-name="T4">Vážení,</text:span></text:p>
      <text:p text:style-name="P4"/>
      <text:p text:style-name="P7">Bohůžel s vámi dal prácovat nemůžem<text:span text:style-name="T1">e</text:span>. Datum ukončení práce je 20.09.2020.</text:p>
      <text:p text:style-name="P6">S pozdravem </text:p>
      <text:p text:style-name="P6">Aliaksei Kalosha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06T17:47:39.988089485</meta:creation-date>
    <dc:date>2020-06-06T18:48:02.602896794</dc:date>
    <meta:editing-duration>PT13M24S</meta:editing-duration>
    <meta:editing-cycles>2</meta:editing-cycles>
    <meta:generator>LibreOffice/6.4.0.3$MacOSX_X86_64 LibreOffice_project/b0a288ab3d2d4774cb44b62f04d5d28733ac6df8</meta:generator>
    <meta:document-statistic meta:table-count="0" meta:image-count="0" meta:object-count="0" meta:page-count="1" meta:paragraph-count="11" meta:word-count="32" meta:character-count="228" meta:non-whitespace-character-count="206"/>
  </office:meta>
</office:document-meta>
</file>